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78-3147-1-ND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.45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2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15KXBK-N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0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4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.0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2KXBK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62KXBK-ND 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94-K104Z15Y5VE5TH5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47-UVR1E101MED1T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-PV36Y103C01B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60-CFP1/4CT52R201J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187" calcext:value-type="float">
            <text:p>216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13-PC15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2940CT-5.0-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2-2236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7-4193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0-FK28Y5V1E474Z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-PV36W205C01B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-PV36W503C01B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7-UVR1H010MDD1TD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47-UVR1H100MDD1TA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60-MF1/4DCT52R5101F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-CCF0710K0JKE36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-TLHR54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1-CCF071K00JKE36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-CCF07-J-100K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-CCF07-J-47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675-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0:55:24.213034600</meta:creation-date>
    <dc:date>2025-12-06T10:58:42.900033000</dc:date>
    <meta:editing-duration>PT3M18S</meta:editing-duration>
    <meta:editing-cycles>1</meta:editing-cycles>
    <meta:document-statistic meta:table-count="1" meta:cell-count="62" meta:object-count="0"/>
    <meta:generator>LibreOffice/25.8.3.2$Windows_X86_64 LibreOffice_project/8ca8d55c161d602844f5428fa4b58097424e324e</meta:generator>
  </office:meta>
</office:document-meta>
</file>